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o_20_independiente_20_2">
      <style:paragraph-properties fo:margin-left="0cm" fo:margin-right="0cm" fo:line-height="150%" fo:text-align="start" style:justify-single-word="false" fo:text-indent="4.752cm" style:auto-text-indent="false"/>
    </style:style>
    <style:style style:name="P2" style:family="paragraph" style:parent-style-name="Texto_20_independiente_20_2">
      <style:paragraph-properties fo:margin-left="0cm" fo:margin-right="0cm" fo:line-height="150%" fo:text-align="start" style:justify-single-word="false" fo:text-indent="4.752cm" style:auto-text-indent="false"/>
      <style:text-properties style:font-name="Times New Roman" fo:font-weight="normal" style:font-weight-asian="normal" style:font-name-complex="Times New Roman"/>
    </style:style>
    <style:style style:name="P3" style:family="paragraph" style:parent-style-name="Texto_20_independiente_20_2">
      <style:paragraph-properties fo:text-align="start" style:justify-single-word="false"/>
      <style:text-properties style:font-name="Times New Roman" style:font-name-complex="Times New Roman"/>
    </style:style>
    <style:style style:name="P4" style:family="paragraph" style:parent-style-name="Texto_20_independiente_20_2">
      <style:paragraph-properties fo:text-align="end" style:justify-single-word="false"/>
      <style:text-properties style:font-name="Times New Roman" style:font-name-complex="Times New Roman"/>
    </style:style>
    <style:style style:name="P5" style:family="paragraph" style:parent-style-name="Texto_20_independiente_20_2">
      <style:paragraph-properties fo:text-align="start" style:justify-single-word="false"/>
      <style:text-properties style:font-name="Times New Roman" fo:font-weight="normal" style:font-weight-asian="normal" style:font-name-complex="Times New Roman"/>
    </style:style>
    <style:style style:name="P6" style:family="paragraph" style:parent-style-name="Texto_20_independiente_20_2">
      <style:paragraph-properties fo:line-height="150%" fo:text-align="start" style:justify-single-word="false"/>
      <style:text-properties style:font-name="Times New Roman" fo:font-weight="normal" style:font-weight-asian="normal" style:font-name-complex="Times New Roman"/>
    </style:style>
    <style:style style:name="P7" style:family="paragraph" style:parent-style-name="Texto_20_independiente_20_2">
      <style:paragraph-properties fo:text-align="start" style:justify-single-word="false"/>
    </style:style>
    <style:style style:name="P8" style:family="paragraph" style:parent-style-name="Texto_20_independiente_20_2">
      <style:paragraph-properties fo:line-height="150%" fo:text-align="start" style:justify-single-word="false"/>
    </style:style>
    <style:style style:name="P9" style:family="paragraph" style:parent-style-name="Texto_20_independiente_20_2">
      <style:paragraph-properties fo:margin-left="0cm" fo:margin-right="0cm" fo:line-height="150%" fo:text-align="start" style:justify-single-word="false" fo:text-indent="0cm" style:auto-text-indent="false"/>
    </style:style>
    <style:style style:name="T1" style:family="text">
      <style:text-properties style:font-name="Times New Roman" fo:font-weight="normal" style:font-weight-asian="normal" style:font-name-complex="Times New Roman"/>
    </style:style>
    <style:style style:name="T2" style:family="text">
      <style:text-properties style:font-name="Times New Roman" style:font-name-complex="Times New Roman"/>
    </style:style>
    <style:style style:name="T3" style:family="text">
      <style:text-properties style:font-name="Times New Roman" style:text-underline-style="solid" style:text-underline-width="auto" style:text-underline-color="font-color" style:font-name-complex="Times New Roman"/>
    </style:style>
    <style:style style:name="T4" style:family="text">
      <style:text-properties style:font-name="Times New Roman" style:text-underline-style="solid" style:text-underline-width="auto" style:text-underline-color="font-color" fo:font-weight="normal" style:font-weight-asian="normal" style:font-name-complex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109"/>San Luis, 17 de Mayo de 2016</text:p>
      <text:p text:style-name="P3">Sra. Secretaria Administrativa <text:s text:c="65"/></text:p>
      <text:p text:style-name="P3">Facultad de Ingeniería</text:p>
      <text:p text:style-name="P7"><text:span text:style-name="T2">Dra. Prof. Ana Maria Nuñez</text:span></text:p>
      <text:p text:style-name="P5"/>
      <text:p text:style-name="P4"/>
      <text:p text:style-name="P3"/>
      <text:p text:style-name="P9"><text:span text:style-name="T1">De mi mayor consideración:</text:span></text:p>
      <text:p text:style-name="P1"><text:span text:style-name="T1">El que suscribe <text:s/>Jonathan Eraldo Antolini, legajo nro: 4957 alumno de la carrera de Ingeniería en Informática de la Facultad de Ingeniería, tiene el agrado de dirigirse a Usted a fin de solicitar autorice la presentación del Trabajo Final sobre el tema “Módulo de comunicación en tiempo real entre la aplicación Alice y un robot creado en Arduino”, <text:s/>y asesorado por la Dra. Ing. Cristina Parraga, el día 27 de mayo de 2016, en el horario que para ello se disponga.</text:span></text:p>
      <text:p text:style-name="P1"><text:span text:style-name="T1">Sin otro particular y a la espera de una respuesta favorable, saludo a la Sra. Secretaria Administrativa con distinguida consideración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pan text:style-name="T4"><text:s text:c="10"/>__________________</text:span><text:span text:style-name="T1">__ <text:s text:c="49"/>________________________ <text:s text:c="42"/></text:span></text:p>
      <text:p text:style-name="P8"><text:span text:style-name="T1"><text:s text:c="10"/>Firma Alumno<text:tab/><text:tab/><text:tab/><text:tab/><text:tab/><text:tab/> <text:s text:c="12"/>Firma Prof. Asesor</text:span></text:p>
      <text:p text:style-name="P2"/>
      <text:p text:style-name="P2"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xto_20_independiente_20_2" style:display-name="Texto independiente 2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name-complex="Arial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nathan Antolini</meta:initial-creator>
    <meta:creation-date>2016-05-17T12:39:56</meta:creation-date>
    <meta:printed-by>Jonathan Antolini</meta:printed-by>
    <meta:print-date>2016-05-17T14:10:41</meta:print-date>
    <meta:document-statistic meta:table-count="0" meta:image-count="0" meta:object-count="0" meta:page-count="2" meta:paragraph-count="9" meta:word-count="130" meta:character-count="1112"/>
    <dc:date>2016-05-17T15:21:01</dc:date>
    <dc:creator>Jonathan Antolini</dc:creator>
    <meta:editing-duration>PT55M48S</meta:editing-duration>
    <meta:editing-cycles>1</meta:editing-cycles>
    <meta:generator>OpenOffice/4.1.2$Unix OpenOffice.org_project/412m3$Build-9782</meta:generator>
  </office:meta>
</office:document-meta>
</file>